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8pt" style:font-size-asian="18pt" style:font-size-complex="18pt"/>
    </style:style>
    <style:style style:name="P3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ston</text:p>
      <text:p text:style-name="Standard"/>
      <text:p text:style-name="Standard">Website:</text:p>
      <text:p text:style-name="Standard"><text:a xlink:type="simple" xlink:href="http://piston.rubyforge.org/">http://piston.rubyforge.org/</text:a></text:p>
      <text:p text:style-name="Standard"/>
      <text:p text:style-name="Standard">To install:</text:p>
      <text:p text:style-name="P2">$ gem install piston</text:p>
      <text:p text:style-name="Standard"/>
      <text:p text:style-name="Standard"/>
      <text:p text:style-name="P3">Piston Cheatsheet</text:p>
      <text:p text:style-name="Standard"/>
      <text:p text:style-name="Standard">Convert existing svn:externals to Pistonized folders</text:p>
      <text:p text:style-name="P1">$ piston convert</text:p>
      <text:p text:style-name="Standard"/>
      <text:p text:style-name="Standard">Pistonize a folder</text:p>
      <text:p text:style-name="Standard"><text:span text:style-name="T2">$ piston import </text:span><text:a xlink:type="simple" xlink:href="http://svn.yourplugin.com/trunk"><text:span text:style-name="T2">http://svn.yourplugin.com/trunk</text:span></text:a><text:span text:style-name="T2"> vendor/plugins/yourplugin</text:span></text:p>
      <text:p text:style-name="Standard"/>
      <text:p text:style-name="Standard">Update (get the latest changes) from the remote repository</text:p>
      <text:p text:style-name="P1">$ piston update vendor/plugins/yourplugin</text:p>
      <text:p text:style-name="Standard"/>
      <text:p text:style-name="Standard">Track a tag within the remote repository (buggy)</text:p>
      <text:p text:style-name="Standard"><text:span text:style-name="T2">$ piston switch </text:span><text:a xlink:type="simple" xlink:href="http://svn.yourplugin.com/tags/REL-1.2.0"><text:span text:style-name="T2">http://svn.yourplugin.com/tags/REL-1.2.0</text:span></text:a><text:span text:style-name="T2"> vendor/plugins/yourplug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çois</meta:initial-creator>
    <meta:creation-date>2007-10-02T15:20:03</meta:creation-date>
    <dc:creator>François</dc:creator>
    <dc:date>2007-10-02T15:24:05</dc:date>
    <meta:printed-by>François</meta:printed-by>
    <meta:print-date>2007-10-02T15:23:34</meta:print-date>
    <dc:language>fr-CA</dc:language>
    <meta:editing-cycles>2</meta:editing-cycles>
    <meta:editing-duration>PT4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63" meta:character-count="478"/>
  </office:meta>
</office:document-meta>
</file>